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eck Mark Bullet List</text:h>
      <text:list xml:id="list39176295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Spiewak</meta:initial-creator>
    <meta:creation-date>2009-06-23T15:00:51</meta:creation-date>
    <dc:date>2011-08-01T19:05:32.46</dc:date>
    <dc:creator>Christophe Strobbe</dc:creator>
    <meta:editing-duration>PT1M56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12" meta:character-count="45"/>
    <meta:user-defined meta:name="Info 1"/>
    <meta:user-defined meta:name="Info 2"/>
    <meta:user-defined meta:name="Info 3"/>
    <meta:user-defined meta:name="Info 4"/>
  </office:meta>
</office:document-meta>
</file>